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officeooo:rsid="000bf71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tab/><text:tab/><text:tab/><text:tab/>Como jogar trilha<text:tab/><text:tab/><text:tab/><text:tab/><text:tab/><text:tab/></text:p>
      <text:h text:style-name="Heading_20_2" text:outline-level="2">Descrição</text:h>
      <text:p text:style-name="Text_20_body">O jogo de Trilha tem dois participantes, que usam um tabuleiro para jogar.</text:p>
      <text:list xml:id="list3643448562" text:style-name="L1">
        <text:list-item>
          <text:p text:style-name="P1">Jogadores - 2</text:p>
        </text:list-item>
        <text:list-item>
          <text:p text:style-name="P1">Peças - 18 peças sendo 9 brancas e 9 pretas.</text:p>
        </text:list-item>
        <text:list-item>
          <text:p text:style-name="P1">Tabuleiro - tabuleiro com 24 casa interligados horizontalmente e verticalmente.</text:p>
        </text:list-item>
        <text:list-item>
          <text:p text:style-name="P1">Objetivo - Deixar o adversário com 2 peças no tabuleiro ou deixá-lo sem movimentos.</text:p>
        </text:list-item>
      </text:list>
      <text:h text:style-name="Heading_20_2" text:outline-level="2"><text:a xlink:type="simple" xlink:href="https://www.megajogos.com.br/trilha-online" text:style-name="Internet_20_link" text:visited-style-name="Visited_20_Internet_20_Link"><text:span text:style-name="Strong_20_Emphasis">O Jogo Trilha</text:span></text:a></text:h>
      <text:p text:style-name="Text_20_body">O jogo consiste em tres partes principais:</text:p>
      <text:list xml:id="list1866571160" text:style-name="L2">
        <text:list-item>
          <text:p text:style-name="P2">Colocando as peças: Esta é a fase inicial do jogo onde cada jogador coloca um peça de cada vez alternando entre jogadores, caso um dos jogadores forme uma linha horizontal ou vertical com três peças (um moinho), ele terá o direito de remover uma peça de seu adversário do tabuleiro.</text:p>
        </text:list-item>
        <text:list-item>
          <text:p text:style-name="P2">Movendo as peças: Esta fase se inicia quando ambos os jogadores colocarem suas nove peças em jogo. Consiste em mover suas peças ao longo de uma das linhas do tabuleiro para uma outra casa adjacente. Caso um dos jogadores tenha somente 3 peças em jogo, ele pode "voar" com suas peças, podendo mover para qualquer casa que não esteja ocupada por uma peça do adversário.</text:p>
        </text:list-item>
        <text:list-item>
          <text:p text:style-name="P2">Removendo peças adversárias: Em qualquer uma das fases acima quando um jogador forma uma linha horizontal ou vertical com 3 peças ele fará um "moinho", isso lhe dá o direito de remover uma peça de seu adversário, contudo você não poderá remover uma peça do seu adversário que faz parte de um moinho dele, a não ser que não exista outra peça para remover.</text:p>
        </text:list-item>
      </text:list>
      <text:h text:style-name="Heading_20_3" text:outline-level="3">Estratégia</text:h>
      <text:p text:style-name="Text_20_body">No começo do jogo, é muito importante colocar as peças nos lugares mais versáteis para tentar formar imediatamente moinhos e não cometer o erro de concentrar as peças próprias em uma área do tabuleiro.</text:p>
      <text:p text:style-name="Text_20_body">Uma posição ideal, que geralmente resulta em uma vitória, é ser capaz de colocar uma peça que possa se movimentar entre dois moinhos diferentes </text:p>
      <text:h text:style-name="Heading_20_3" text:outline-level="3">Fim da Partida</text:h>
      <text:p text:style-name="Text_20_body">O jogo termina quando 3 situações são alcançadas:</text:p>
      <text:list xml:id="list3934226969" text:style-name="L3">
        <text:list-item>
          <text:p text:style-name="P3">Se um jogador reduzir as peças de seu adversário para 2.</text:p>
        </text:list-item>
        <text:list-item>
          <text:p text:style-name="P3">Se um jogador deixar seu adversário sem nenhuma jogada válida. Caso seu adversário tenha somente 3 peças em jogo, ele não poderá ser "trancado".</text:p>
        </text:list-item>
        <text:list-item>
          <text:p text:style-name="P3">Se ambos jogadores estiverem com 3 peças em jogo e, a partir deste momento, se em 10 jogadas não houver vencedor, o jogo terminará e será declarado um empa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tab/><text:span text:style-name="T1">Código da Trilha comentado</text:span></text:p>
      <text:p text:style-name="Standard"/>
      <text:p text:style-name="Standard">##Jogo da Trilha</text:p>
      <text:p text:style-name="Standard">##Instituto Federal Catarinense - Campus Concórdia</text:p>
      <text:p text:style-name="Standard">##Trabalho de Programação - Professor tiago.mazzutti</text:p>
      <text:p text:style-name="Standard">##Cria por: guilherme B. de Almeida </text:p>
      <text:p text:style-name="Standard">##matricula: 2019303606</text:p>
      <text:p text:style-name="Standard">print('''</text:p>
      <text:p text:style-name="Standard">_________________________________________________________________________________</text:p>
      <text:p text:style-name="Standard">POSIÇÕES |</text:p>
      <text:p text:style-name="Standard">\u24ea----------\u2460----------\u2461 |</text:p>
      <text:p text:style-name="Standard">| | | |</text:p>
      <text:p text:style-name="Standard">| \u2462------\u2463------\u2463 | |</text:p>
      <text:p text:style-name="Standard">| | | | | |</text:p>
      <text:p text:style-name="Standard">| | \u2464--\u2465--\u2466 | | JOGO DA TRILHA |</text:p>
      <text:p text:style-name="Standard">| | | | | | |</text:p>
      <text:p text:style-name="Standard">\u2467--\u2468--\u2469 \u246a--\u246b--\u246c |</text:p>
      <text:p text:style-name="Standard">| | | | | | |</text:p>
      <text:p text:style-name="Standard">| | \u246d--\u246e--\u246f | | programação |</text:p>
      <text:p text:style-name="Standard">| | | | | |</text:p>
      <text:p text:style-name="Standard">| \u2470------\u2471------\u2472 | |</text:p>
      <text:p text:style-name="Standard">| | | |</text:p>
      <text:p text:style-name="Standard">\u2473----------\u3251----------\u3252 |</text:p>
      <text:p text:style-name="Standard">Desenvolvido por Guilherme B. de Almeida e Helenton |</text:p>
      <text:p text:style-name="Standard">_________________________________________________________________________________| ''')</text:p>
      <text:p text:style-name="Standard"/>
      <text:p text:style-name="Standard">esecutar = str(input("desija esecutar o jogo. se quiser esecutar o jogo digite 'S', se não deseja esecutar digite 'N':"))</text:p>
      <text:p text:style-name="Standard">def confirir_jogad_1(casas):</text:p>
      <text:p text:style-name="Standard"># À qui foi definido todas as posivesis jogadas do primeiro jogador no tabuleiro.</text:p>
      <text:p text:style-name="Standard">if casas[0] == casas[1] == casas[2] == '\u26ab' or\</text:p>
      <text:p text:style-name="Standard">casas[2] == casas[14] == casas[23] == '\u26ab' or\</text:p>
      <text:p text:style-name="Standard">casas[23] == casas[14] == casas[2] == '\u26ab' or\</text:p>
      <text:p text:style-name="Standard">casas[5] == casas[13] == casas[20] == '\u26ab' or\</text:p>
      <text:p text:style-name="Standard">casas[20] == casas[13] == casas[5] == '\u26ab' or\</text:p>
      <text:p text:style-name="Standard">casas[8] == casas[12] == casas[17] == '\u26ab' or\</text:p>
      <text:p text:style-name="Standard">casas[17] == casas[12] == casas[8] == '\u26ab' or\</text:p>
      <text:p text:style-name="Standard">casas[1] == casas[4] == casas[7] == '\u26ab' or\</text:p>
      <text:p text:style-name="Standard">casas[7] == casas[4] == casas[1] == '\u26ab' or\</text:p>
      <text:p text:style-name="Standard">casas[16] == casas[19] == casas[22] == '\u26ab' or\</text:p>
      <text:p text:style-name="Standard">casas[22] == casas[19] == casas[16] == '\u26ab' or\</text:p>
      <text:p text:style-name="Standard">casas[6] == casas[11] == casas[15] == '\u26ab' or\</text:p>
      <text:p text:style-name="Standard">casas[15] == casas[11] == casas[6] == '\u26ab' or\</text:p>
      <text:p text:style-name="Standard">casas[3] == casas[10] == casas[18] == '\u26ab' or\</text:p>
      <text:p text:style-name="Standard">casas[18] == casas[10] == casas[3] == '\u26ab' or\</text:p>
      <text:p text:style-name="Standard">casas[0] == casas[9] == casas[21] == '\u26ab' or\</text:p>
      <text:p text:style-name="Standard">casas[21] == casas[9] == casas[0] == '\u26ab' or\</text:p>
      <text:p text:style-name="Standard">casas[3] == casas[4] == casas[5] == '\u26ab' or\</text:p>
      <text:p text:style-name="Standard"><text:soft-page-break/>casas[6] == casas[7] == casas[8] == '\u26ab' or\</text:p>
      <text:p text:style-name="Standard">casas[9] == casas[10] == casas[11] == '\u26ab' or\</text:p>
      <text:p text:style-name="Standard">casas[12] == casas[13] == casas[14] == '\u26ab' or\</text:p>
      <text:p text:style-name="Standard">casas[15] == casas[16] == casas[17] == '\u26ab' or\</text:p>
      <text:p text:style-name="Standard">casas[18] == casas[19] == casas[20] == '\u26ab' or\</text:p>
      <text:p text:style-name="Standard">casas[21] == casas[22] == casas[23] == '\u26ab':</text:p>
      <text:p text:style-name="Standard"># Se for encontrado uma trila numas das trilhas especificadas acima, o computador pedira para o jogador digitar a peça que ele deseja retirar. <text:s/></text:p>
      <text:p text:style-name="Standard">print("voce pode tirar uma peca, jogador %s " % p)</text:p>
      <text:p text:style-name="Standard">tira1 = int(input('digite o numero da peca que vc deseja tirar ---&gt; '))</text:p>
      <text:p text:style-name="Standard">if casas[tira1] == '/u26ab' or casas[tira1] == '-':</text:p>
      <text:p text:style-name="Standard">print('Valor invalido!!!')</text:p>
      <text:p text:style-name="Standard">else:</text:p>
      <text:p text:style-name="Standard">casas[tira1] = '-' </text:p>
      <text:p text:style-name="Standard">def confirir_jogad_2(casas):</text:p>
      <text:p text:style-name="Standard"># São definidas todos as possíveis jogadas do segundo jogador no tabuleiro.</text:p>
      <text:p text:style-name="Standard">if casas[0] == casas[1] == casas[2] == '\u26aa' or\</text:p>
      <text:p text:style-name="Standard">casas[2] == casas[14] == casas[23] == '\u26aa' or\</text:p>
      <text:p text:style-name="Standard">casas[23] == casas[14] == casas[2] == '\u26aa' or\</text:p>
      <text:p text:style-name="Standard">casas[5] == casas[13] == casas[20] == '\u26aa' or\</text:p>
      <text:p text:style-name="Standard">casas[20] == casas[13] == casas[5] == '\u26aa' or\</text:p>
      <text:p text:style-name="Standard">casas[8] == casas[12] == casas[17] == '\u26aa' or\</text:p>
      <text:p text:style-name="Standard">casas[17] == casas[12] == casas[8] == '\u26aa' or\</text:p>
      <text:p text:style-name="Standard">casas[1] == casas[4] == casas[7] == '\u26aa' or\</text:p>
      <text:p text:style-name="Standard">casas[7] == casas[4] == casas[1] == '\u26aa' or\</text:p>
      <text:p text:style-name="Standard">casas[16] == casas[19] == casas[22] == '\u26aa' or\</text:p>
      <text:p text:style-name="Standard">casas[22] == casas[19] == casas[16] == '\u26aa' or\</text:p>
      <text:p text:style-name="Standard">casas[6] == casas[11] == casas[15] == '\u26aa' or\</text:p>
      <text:p text:style-name="Standard">casas[15] == casas[11] == casas[6] == '\u26aa' or\</text:p>
      <text:p text:style-name="Standard">casas[3] == casas[10] == casas[18] == '\u26aa' or\</text:p>
      <text:p text:style-name="Standard">casas[18] == casas[10] == casas[3] == '\u26aa' or\</text:p>
      <text:p text:style-name="Standard">casas[0] == casas[9] == casas[21] == '\u26aa' or\</text:p>
      <text:p text:style-name="Standard">casas[21] == casas[9] == casas[0] == '\u26aa' or\</text:p>
      <text:p text:style-name="Standard">casas[3] == casas[4] == casas[5] == '\u26aa' or\</text:p>
      <text:p text:style-name="Standard">casas[6] == casas[7] == casas[8] == '\u26aa' or\</text:p>
      <text:p text:style-name="Standard">casas[9] == casas[10] == casas[11] == '\u26aa' or\</text:p>
      <text:p text:style-name="Standard">casas[12] == casas[13] == casas[14] == '\u26aa' or\</text:p>
      <text:p text:style-name="Standard">casas[15] == casas[16] == casas[17] == '\u26aa' or\</text:p>
      <text:p text:style-name="Standard">casas[18] == casas[19] == casas[20] == '\u26aa' or\</text:p>
      <text:p text:style-name="Standard">casas[21] == casas[22] == casas[23] == '\u26aa':</text:p>
      <text:p text:style-name="Standard"># Se uma trilha for encontrada o computador ira pedir para o jogador digitar a peça que deseja remover.</text:p>
      <text:p text:style-name="Standard">print("voce pode tirar uma peca, jogador %s" % b) </text:p>
      <text:p text:style-name="Standard">tira2 = int(input('digite o numero da peca que vc deseja tirar ---&gt; '))</text:p>
      <text:p text:style-name="Standard">if casas[tira2] == '/u26aa' or casas[tira2] == '-':</text:p>
      <text:p text:style-name="Standard">casas[tira2] = '-' </text:p>
      <text:p text:style-name="Standard">print('Valor invalido!!!')</text:p>
      <text:p text:style-name="Standard">else:</text:p>
      <text:p text:style-name="Standard">casas[tira2] = '-'</text:p>
      <text:p text:style-name="Standard">def tabuleiro(casas):</text:p>
      <text:p text:style-name="Standard"># aqui foi definido as casas de jogo.</text:p>
      <text:p text:style-name="Standard">print('')</text:p>
      <text:p text:style-name="Standard"><text:soft-page-break/>print('\t %s-----------%s-----------%s' % (casas[0], casas[1], casas[2]))</text:p>
      <text:p text:style-name="Standard">print('\t | | |')</text:p>
      <text:p text:style-name="Standard">print('\t | %s-------%s-------%s |' % (casas[3], casas[4], casas[5]))</text:p>
      <text:p text:style-name="Standard">print('\t | | | | |')</text:p>
      <text:p text:style-name="Standard">print('\t | | %s---%s---%s | |' % (casas[6], casas[7], casas[8]))</text:p>
      <text:p text:style-name="Standard">print('\t | | | | | |')</text:p>
      <text:p text:style-name="Standard">print('\t %s---%s---%s %s---%s---%s' % (casas[9], casas[10], casas[11], casas[12], casas[13], casas[14]))</text:p>
      <text:p text:style-name="Standard">print('\t | | | | | |')</text:p>
      <text:p text:style-name="Standard">print('\t | | %s---%s---%s | |' % (casas[15], casas[16], casas[17]))</text:p>
      <text:p text:style-name="Standard">print('\t | | | | |')</text:p>
      <text:p text:style-name="Standard">print('\t | %s-------%s-------%s |' % (casas[18], casas[19], casas[20]))</text:p>
      <text:p text:style-name="Standard">print('\t | | |')</text:p>
      <text:p text:style-name="Standard">print('\t %s----------%s-----------%s' % (casas[21], casas[22], casas[23]))</text:p>
      <text:p text:style-name="Standard">print('')</text:p>
      <text:p text:style-name="Standard"/>
      <text:p text:style-name="Standard">casas = ['-', '-', '-',</text:p>
      <text:p text:style-name="Standard">'-', '-', '-',</text:p>
      <text:p text:style-name="Standard">'-', '-', '-',</text:p>
      <text:p text:style-name="Standard">'-', '-', '-', '-', '-', '-',</text:p>
      <text:p text:style-name="Standard">'-', '-', '-',</text:p>
      <text:p text:style-name="Standard">'-', '-', '-',</text:p>
      <text:p text:style-name="Standard">'-', '-', '-']</text:p>
      <text:p text:style-name="Standard">##---------------------------------------------------------definir casa------------------------------------------------------</text:p>
      <text:p text:style-name="Standard">linha = 0</text:p>
      <text:p text:style-name="Standard">if esecutar == 'S':</text:p>
      <text:p text:style-name="Standard"># È pedido para os jogadores digitarem seus nomes.</text:p>
      <text:p text:style-name="Standard">p = input('Digite seu nome primeiro jogador !!! ---&gt; ')</text:p>
      <text:p text:style-name="Standard">b = input('Digite seu nome segundo jogador !!! ---&gt; ')</text:p>
      <text:p text:style-name="Standard">else:</text:p>
      <text:p text:style-name="Standard">exit()</text:p>
      <text:p text:style-name="Standard">x = 1</text:p>
      <text:p text:style-name="Standard">while x &lt;= 9:</text:p>
      <text:p text:style-name="Standard"/>
      <text:p text:style-name="Standard">## distribui casa do jogador 1</text:p>
      <text:p text:style-name="Standard">print('')</text:p>
      <text:p text:style-name="Standard">print("\u24ea----------\u2460----------\u2461 ")</text:p>
      <text:p text:style-name="Standard">print("| | | | ")</text:p>
      <text:p text:style-name="Standard">print("| \u2462------\u2463------\u2464 | ")</text:p>
      <text:p text:style-name="Standard">print("| | | | | ")</text:p>
      <text:p text:style-name="Standard">print("| | \u2465--\u2466--\u2467 | | ")</text:p>
      <text:p text:style-name="Standard">print("| | | | | | ")</text:p>
      <text:p text:style-name="Standard">print("\u2468--\u2469--\u246a \u246b--\u246c--\u246d ")</text:p>
      <text:p text:style-name="Standard">print("| | | | | | ")</text:p>
      <text:p text:style-name="Standard">print("| | \u246e--\u246f--\u2470 | | ")</text:p>
      <text:p text:style-name="Standard">print("| | | | | ")</text:p>
      <text:p text:style-name="Standard">print("| \u2471------\u2472------\u2473 | ")</text:p>
      <text:p text:style-name="Standard">print("| | | ")</text:p>
      <text:p text:style-name="Standard">print("\u2451----------\u3252----------\u3253 ")</text:p>
      <text:p text:style-name="Standard">print('')</text:p>
      <text:p text:style-name="Standard">linha = int(input(" %s, Faça sua jogada -&gt;&gt;" % p))</text:p>
      <text:p text:style-name="Standard"><text:soft-page-break/>#Verifica se a casa digitada pelo jogador é valida.</text:p>
      <text:p text:style-name="Standard">if linha &lt; 0 or linha &gt; 23:</text:p>
      <text:p text:style-name="Standard"># Se a jogada for invalida <text:s/>sera printada a mensagem:” Valor invalido”</text:p>
      <text:p text:style-name="Standard">print('Valor invalido!!!')</text:p>
      <text:p text:style-name="Standard">exit()</text:p>
      <text:p text:style-name="Standard">elif casas[linha] != '-':</text:p>
      <text:p text:style-name="Standard">#Se a casa digitda pelo jogador já estiver a peça de outro jogador a jogada sra invalida. </text:p>
      <text:p text:style-name="Standard">print('Voce não pode jogar nessa posiçao!!!, perdeu a vez.')</text:p>
      <text:p text:style-name="Standard">else:</text:p>
      <text:p text:style-name="Standard">casas[linha] = '\u26ab'</text:p>
      <text:p text:style-name="Standard"/>
      <text:p text:style-name="Standard">print('')</text:p>
      <text:p text:style-name="Standard">print("\u24ea----------\u2460----------\u2461 ")</text:p>
      <text:p text:style-name="Standard">print("| | | | ")</text:p>
      <text:p text:style-name="Standard">print("| \u2462------\u2463------\u2464 | ")</text:p>
      <text:p text:style-name="Standard">print("| | | | | ")</text:p>
      <text:p text:style-name="Standard">print("| | \u2465--\u2466--\u2467 | | ")</text:p>
      <text:p text:style-name="Standard">print("| | | | | | ")</text:p>
      <text:p text:style-name="Standard">print("\u2468--\u2469--\u246a \u246b--\u246c--\u246d ")</text:p>
      <text:p text:style-name="Standard">print("| | | | | | ")</text:p>
      <text:p text:style-name="Standard">print("| | \u246e--\u246f--\u2470 | | ")</text:p>
      <text:p text:style-name="Standard">print("| | | | | ")</text:p>
      <text:p text:style-name="Standard">print("| \u2471------\u2472------\u2473 | ")</text:p>
      <text:p text:style-name="Standard">print("| | | ")</text:p>
      <text:p text:style-name="Standard">print("\u2451----------\u3252----------\u3253 ")</text:p>
      <text:p text:style-name="Standard">print('')</text:p>
      <text:p text:style-name="Standard"/>
      <text:p text:style-name="Standard">tabuleiro(casas)</text:p>
      <text:p text:style-name="Standard">confirir_jogad_1(casas)</text:p>
      <text:p text:style-name="Standard">##jogador 2</text:p>
      <text:p text:style-name="Standard">linha = int(input(" %s, Faça sua jogada --&gt;&gt;" % b))</text:p>
      <text:p text:style-name="Standard">#Verifica se a casa digitada pelo jogador é valida.</text:p>
      <text:p text:style-name="Standard">if linha &lt; 0 or linha &gt; 23:</text:p>
      <text:p text:style-name="Standard"># Se a jogada for invalida <text:s/>sera printada a mensagem:” Valor invalido”</text:p>
      <text:p text:style-name="Standard">print('Valor invalido!!!.')</text:p>
      <text:p text:style-name="Standard">exit()</text:p>
      <text:p text:style-name="Standard">elif casas[linha] != '-':</text:p>
      <text:p text:style-name="Standard">#Se a casa digitda pelo jogador já estiver a peça de outro jogador a jogada sra invalida. </text:p>
      <text:p text:style-name="Standard">print('Voce nao pode jogar nessa posiçao!!!, perdeu a vez.')</text:p>
      <text:p text:style-name="Standard">else:</text:p>
      <text:p text:style-name="Standard">casas[linha] = '\u26aa'</text:p>
      <text:p text:style-name="Standard"/>
      <text:p text:style-name="Standard">print('')</text:p>
      <text:p text:style-name="Standard">print("\u24ea----------\u2460----------\u2461 ")</text:p>
      <text:p text:style-name="Standard">print("| | | | ")</text:p>
      <text:p text:style-name="Standard">print("| \u2462------\u2463------\u2464 | ")</text:p>
      <text:p text:style-name="Standard">print("| | | | | ")</text:p>
      <text:p text:style-name="Standard">print("| | \u2465--\u2466--\u2467 | | ")</text:p>
      <text:p text:style-name="Standard">print("| | | | | | ")</text:p>
      <text:p text:style-name="Standard">print("\u2468--\u2469--\u246a \u246b--\u246c--\u246d ")</text:p>
      <text:p text:style-name="Standard">print("| | | | | | ")</text:p>
      <text:p text:style-name="Standard">print("| | \u246e--\u246f--\u2470 | | ")</text:p>
      <text:p text:style-name="Standard"><text:soft-page-break/>print("| | | | | ")</text:p>
      <text:p text:style-name="Standard">print("| \u2471------\u2472------\u2473 | ")</text:p>
      <text:p text:style-name="Standard">print("| | | ")</text:p>
      <text:p text:style-name="Standard">print("\u2451----------\u3252----------\u3253 ")</text:p>
      <text:p text:style-name="Standard">print('')</text:p>
      <text:p text:style-name="Standard">tabuleiro(casas)</text:p>
      <text:p text:style-name="Standard">confirir_jogad_2(casas) </text:p>
      <text:p text:style-name="Standard">x = x + 1</text:p>
      <text:p text:style-name="Standard">## ------------------------------- movimentação das pessas-----------------------------------------------</text:p>
      <text:p text:style-name="Standard">##jogador1</text:p>
      <text:p text:style-name="Standard">x2 = 0</text:p>
      <text:p text:style-name="Standard">while x2 &lt; 1000:</text:p>
      <text:p text:style-name="Standard">### movimentação de peça para o jogador 1</text:p>
      <text:p text:style-name="Standard">troca1 = int(input('jogador %s digite a peça que vc deseja mover--&gt;&gt;' % p))</text:p>
      <text:p text:style-name="Standard"># É pedido para o jogador digitar qual peça quer mudar.</text:p>
      <text:p text:style-name="Standard">ganhador1 = str(tabuleiro(casas)).count('\u26ab')</text:p>
      <text:p text:style-name="Standard">if ganhador1 == 2:</text:p>
      <text:p text:style-name="Standard"># Quando um jogador apresenta duas peças , ele é considerado como perdedor, e é finalizado o jogo.</text:p>
      <text:p text:style-name="Standard">print('%s voce ganhou parabens !!!!' % p)</text:p>
      <text:p text:style-name="Standard">exit()</text:p>
      <text:p text:style-name="Standard"/>
      <text:p text:style-name="Standard">if casas[troca1] == '\u26ab':</text:p>
      <text:p text:style-name="Standard"># Se a casa digitada pelo jogador for uma casa com a sua peça, ele pode digitar onde quer colocar a peça.</text:p>
      <text:p text:style-name="Standard">troca1 = int(input('%s digite em que posisao voçe quer movela, lembramdo que voçe so pode jogar somente na linha e tambem vc nao pode pular mais de uma casa.' % p))</text:p>
      <text:p text:style-name="Standard"/>
      <text:p text:style-name="Standard">elif casas[troca1] == '-' and casas[troca1] != '\u26aa':</text:p>
      <text:p text:style-name="Standard"># É verificado se a casa digitada pelo jogador não possui a peça adversaria. Se for <text:s/>ver dadeira sera colocada a sua peça na casa</text:p>
      <text:p text:style-name="Standard">casas[troca1] = '\u26ab'</text:p>
      <text:p text:style-name="Standard">casas[troca1] = '-'</text:p>
      <text:p text:style-name="Standard">tabuleiro(casas)</text:p>
      <text:p text:style-name="Standard">confirir_jogad_1(casas)</text:p>
      <text:p text:style-name="Standard">else:</text:p>
      <text:p text:style-name="Standard">print('jogada invalida jogue novamente. --&gt;&gt;')</text:p>
      <text:p text:style-name="Standard">troca1 = int(input('digite em que posisao voçe quer movela, lembramdo que voçe so pode jogar somente na linha e tambem vc nao pode pular mais de uma casa.'))</text:p>
      <text:p text:style-name="Standard">casas[troca1] = '\u26ab'</text:p>
      <text:p text:style-name="Standard">casas[troca1] = '-'</text:p>
      <text:p text:style-name="Standard">confirir_jogad_1(casas)</text:p>
      <text:p text:style-name="Standard">tabuleiro(casas)</text:p>
      <text:p text:style-name="Standard">## Movimentação de peça jogador </text:p>
      <text:p text:style-name="Standard">troca = int(input('jogador %s digite a peça que vc deseja mover. &gt;&gt;&gt;' % p))</text:p>
      <text:p text:style-name="Standard"># É pedido para o jogador digitar qual peça quer mudar.</text:p>
      <text:p text:style-name="Standard">ganhador2 = str(tabuleiro(casas)).count('\u26aa')</text:p>
      <text:p text:style-name="Standard">if ganhador2 == 2:</text:p>
      <text:p text:style-name="Standard"># Quando um jogador apresenta duas peças , ele é considerado como perdedor, e é finalizado o jogo.</text:p>
      <text:p text:style-name="Standard">print('%s voce ganhou parabens !!!!.' % b)</text:p>
      <text:p text:style-name="Standard">exit()</text:p>
      <text:p text:style-name="Standard"><text:soft-page-break/>troca2 = int(input('jogador %s digite a peça que vc deseja mover. -&gt;&gt;&gt;&gt;' % b))</text:p>
      <text:p text:style-name="Standard"># Se a casa digitada pelo jogador for uma casa com a sua peça ele pode digitar onde quer colocar a peça.</text:p>
      <text:p text:style-name="Standard">if casas[troca2] == '\u26aa':</text:p>
      <text:p text:style-name="Standard">troca3 = input('%s digite em que posisao voçe quer movela, lembramdo que voçe so pode jogar somente na linha e tambem vc nao pode pular mais de uma casa.')</text:p>
      <text:p text:style-name="Standard"/>
      <text:p text:style-name="Standard">elif casas[troca3] == '-' and casas[troca3] != '\u26ab':</text:p>
      <text:p text:style-name="Standard"># É verificado se a casa digitada pelo jogador não possui a peça adversaria. Se for <text:s/>ver dadeira sera colocada a sua peça na casa</text:p>
      <text:p text:style-name="Standard">casas[troca3] = '\u26aa'</text:p>
      <text:p text:style-name="Standard">casas[troca2] = '-'</text:p>
      <text:p text:style-name="Standard">tabuleiro(casas)</text:p>
      <text:p text:style-name="Standard">confirir_jogad_2(casas)</text:p>
      <text:p text:style-name="Standard">else:</text:p>
      <text:p text:style-name="Standard">print('jogada invalida jogue novamente.--&gt;&gt;')</text:p>
      <text:p text:style-name="Standard">troca1 = int(input('digite em que posisao voçe quer movela, lembramdo que voçe so pode jogar somente na linha e tambem vc nao pode pular mais de uma casa.'))</text:p>
      <text:p text:style-name="Standard">casas[troca3] = '\u26aa'</text:p>
      <text:p text:style-name="Standard">casas[troca2] = '-'</text:p>
      <text:p text:style-name="Standard">confirir_jogad_2(casas)</text:p>
      <text:p text:style-name="Standard">tabuleiro(casas)</text:p>
      <text:p text:style-name="Standard">x = x – 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4T23:27:09.137000000</meta:creation-date>
    <dc:date>2019-08-25T00:00:26.581000000</dc:date>
    <meta:editing-duration>PT7M53S</meta:editing-duration>
    <meta:editing-cycles>4</meta:editing-cycles>
    <meta:generator>LibreOffice/6.2.2.2$Windows_X86_64 LibreOffice_project/2b840030fec2aae0fd2658d8d4f9548af4e3518d</meta:generator>
    <meta:document-statistic meta:table-count="0" meta:image-count="0" meta:object-count="0" meta:page-count="7" meta:paragraph-count="274" meta:word-count="2109" meta:character-count="12614" meta:non-whitespace-character-count="10849"/>
  </office:meta>
</office:document-meta>
</file>